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3.55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dotte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50" table:default-cell-style-name="Default"/>
        <table:table-row table:style-name="ro1">
          <table:table-cell/>
          <table:table-cell table:style-name="ce1"/>
          <table:table-cell table:number-columns-repeated="62"/>
        </table:table-row>
        <table:table-row table:style-name="ro2">
          <table:table-cell/>
          <table:table-cell table:style-name="ce2"/>
          <table:table-cell table:style-name="ce7" office:value-type="string" calcext:value-type="string" table:number-columns-spanned="3" table:number-rows-spanned="1">
            <text:p>B = 2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10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inserte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inserte</text:p>
          </table:table-cell>
          <table:covered-table-cell table:style-name="ce12"/>
          <table:covered-table-cell table:style-name="ce17"/>
          <table:table-cell table:number-columns-repeated="50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J0(B)</text:p>
          </table:table-cell>
          <table:table-cell table:style-name="ce9" office:value-type="float" office:value="-20.2" calcext:value-type="float">
            <text:p>-20,2</text:p>
          </table:table-cell>
          <table:table-cell table:style-name="ce14" office:value-type="float" office:value="0.2238" calcext:value-type="float">
            <text:p>0,2238</text:p>
          </table:table-cell>
          <table:table-cell table:style-name="ce19" table:formula="of:=SQRT(POWER(10;([.C4]-[.$D$21])/10))" office:value-type="float" office:value="0.27133136521507" calcext:value-type="float">
            <text:p>0,27133136521507</text:p>
          </table:table-cell>
          <table:table-cell table:style-name="ce9"/>
          <table:table-cell table:style-name="ce14"/>
          <table:table-cell table:style-name="ce19"/>
          <table:table-cell table:style-name="ce9"/>
          <table:table-cell table:style-name="ce14"/>
          <table:table-cell table:style-name="ce19"/>
          <table:table-cell table:style-name="ce9"/>
          <table:table-cell table:style-name="ce14"/>
          <table:table-cell table:style-name="ce19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1(B)</text:p>
          </table:table-cell>
          <table:table-cell table:style-name="ce10" office:value-type="float" office:value="-12.25" calcext:value-type="float">
            <text:p>-12,25</text:p>
          </table:table-cell>
          <table:table-cell table:style-name="ce15" office:value-type="float" office:value="0.5767" calcext:value-type="float">
            <text:p>0,5767</text:p>
          </table:table-cell>
          <table:table-cell table:style-name="ce19" table:formula="of:=SQRT(POWER(10;([.C5]-[.$D$21])/10))" office:value-type="float" office:value="0.677641507610675" calcext:value-type="float">
            <text:p>0,677641507610675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2(B)</text:p>
          </table:table-cell>
          <table:table-cell table:style-name="ce10" office:value-type="float" office:value="-16.59" calcext:value-type="float">
            <text:p>-16,59</text:p>
          </table:table-cell>
          <table:table-cell table:style-name="ce15" office:value-type="float" office:value="0.3528" calcext:value-type="float">
            <text:p>0,3528</text:p>
          </table:table-cell>
          <table:table-cell table:style-name="ce19" table:formula="of:=SQRT(POWER(10;([.C6]-[.$D$21])/10))" office:value-type="float" office:value="0.411149721104522" calcext:value-type="float">
            <text:p>0,411149721104522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3(B)</text:p>
          </table:table-cell>
          <table:table-cell table:style-name="ce10" office:value-type="float" office:value="-24.58" calcext:value-type="float">
            <text:p>-24,58</text:p>
          </table:table-cell>
          <table:table-cell table:style-name="ce15" office:value-type="float" office:value="0.1289" calcext:value-type="float">
            <text:p>0,1289</text:p>
          </table:table-cell>
          <table:table-cell table:style-name="ce19" table:formula="of:=SQRT(POWER(10;([.C7]-[.$D$21])/10))" office:value-type="float" office:value="0.163870206128463" calcext:value-type="float">
            <text:p>0,163870206128463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4(B)</text:p>
          </table:table-cell>
          <table:table-cell table:style-name="ce10" office:value-type="float" office:value="-36.69" calcext:value-type="float">
            <text:p>-36,69</text:p>
          </table:table-cell>
          <table:table-cell table:style-name="ce15" office:value-type="float" office:value="0.0339" calcext:value-type="float">
            <text:p>0,0339</text:p>
          </table:table-cell>
          <table:table-cell table:style-name="ce19" table:formula="of:=SQRT(POWER(10;([.C8]-[.$D$21])/10))" office:value-type="float" office:value="0.0406443329165213" calcext:value-type="float">
            <text:p>0,040644332916521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5(B)</text:p>
          </table:table-cell>
          <table:table-cell table:style-name="ce10" office:value-type="float" office:value="-50.11" calcext:value-type="float">
            <text:p>-50,11</text:p>
          </table:table-cell>
          <table:table-cell table:style-name="ce15" office:value-type="float" office:value="0.007" calcext:value-type="float">
            <text:p>0,007</text:p>
          </table:table-cell>
          <table:table-cell table:style-name="ce19" table:formula="of:=SQRT(POWER(10;([.C9]-[.$D$21])/10))" office:value-type="float" office:value="0.00866961875758216" calcext:value-type="float">
            <text:p>0,008669618757582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6(B)</text:p>
          </table:table-cell>
          <table:table-cell table:style-name="ce10" office:value-type="float" office:value="-60.8" calcext:value-type="float">
            <text:p>-60,8</text:p>
          </table:table-cell>
          <table:table-cell table:style-name="ce15" office:value-type="float" office:value="0.0012" calcext:value-type="float">
            <text:p>0,0012</text:p>
          </table:table-cell>
          <table:table-cell table:style-name="ce19" table:formula="of:=SQRT(POWER(10;([.C10]-[.$D$21])/10))" office:value-type="float" office:value="0.00253221163528083" calcext:value-type="float">
            <text:p>0,002532211635281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7(B)</text:p>
          </table:table-cell>
          <table:table-cell table:style-name="ce10"/>
          <table:table-cell table:style-name="ce15"/>
          <table:table-cell table:style-name="ce19" table:formula="of:=SQRT(POWER(10;([.C11]-[.$D$21])/10))" office:value-type="float" office:value="2.77651484610551" calcext:value-type="float">
            <text:p>2,77651484610551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j8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j1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j2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j3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j4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1">
          <table:table-cell/>
          <table:table-cell table:style-name="ce6" office:value-type="string" calcext:value-type="string">
            <text:p>j5(B)</text:p>
          </table:table-cell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number-columns-repeated="50"/>
        </table:table-row>
        <table:table-row table:style-name="ro1" table:number-rows-repeated="3">
          <table:table-cell/>
          <table:table-cell table:style-name="ce1"/>
          <table:table-cell table:number-columns-repeated="62"/>
        </table:table-row>
        <table:table-row table:style-name="ro1">
          <table:table-cell/>
          <table:table-cell table:style-name="ce1"/>
          <table:table-cell office:value-type="string" calcext:value-type="string">
            <text:p>potencia portadora</text:p>
          </table:table-cell>
          <table:table-cell office:value-type="float" office:value="-8.87" calcext:value-type="float">
            <text:p>-8,87</text:p>
          </table:table-cell>
          <table:table-cell table:number-columns-repeated="60"/>
        </table:table-row>
        <table:table-row table:style-name="ro1" table:number-rows-repeated="979">
          <table:table-cell/>
          <table:table-cell table:style-name="ce1"/>
          <table:table-cell table:number-columns-repeated="62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9T18:03:39.840295735</dc:date>
    <meta:editing-duration>PT5M21S</meta:editing-duration>
    <meta:editing-cycles>1</meta:editing-cycles>
    <meta:document-statistic meta:table-count="1" meta:cell-count="54" meta:object-count="0"/>
    <meta:generator>LibreOffice/6.4.7.2$Linux_X86_64 LibreOffice_project/40$Build-2</meta:generator>
  </office:meta>
</office:document-meta>
</file>